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b94e4" officeooo:paragraph-rsid="000b94e4"/>
    </style:style>
    <style:style style:name="P2" style:family="paragraph" style:parent-style-name="Quotations">
      <style:text-properties fo:font-weight="bold" officeooo:paragraph-rsid="000b94e4" style:font-weight-asian="bold" style:font-weight-complex="bold"/>
    </style:style>
    <style:style style:name="P3" style:family="paragraph" style:parent-style-name="Quotations">
      <style:text-properties officeooo:paragraph-rsid="000b94e4"/>
    </style:style>
    <style:style style:name="P4" style:family="paragraph" style:parent-style-name="Heading_20_1">
      <style:text-properties officeooo:paragraph-rsid="0009fb43"/>
    </style:style>
    <style:style style:name="T1" style:family="text">
      <style:text-properties officeooo:rsid="0009fb43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First Bootloader</text:span></text:h>
      <text:p text:style-name="P2">Bootloader</text:p>
      <text:p text:style-name="P3"><text:span text:style-name="T1">The boot loader is a segment of code that loads the kernal</text:span></text:p>
      <text:p text:style-name="P1"><text:span text:style-name="T2">Objectives</text:span>:</text:p>
      <text:p text:style-name="P1">It will only print the name of our syste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50:59.833930078</meta:creation-date>
    <meta:generator>LibreOffice/5.4.1.2.0$Linux_X86_64 LibreOffice_project/40m0$Build-2</meta:generator>
    <dc:date>2017-11-24T17:55:34.524981307</dc:date>
    <meta:editing-duration>PT4M34S</meta:editing-duration>
    <meta:editing-cycles>2</meta:editing-cycles>
    <meta:document-statistic meta:table-count="0" meta:image-count="0" meta:object-count="0" meta:page-count="1" meta:paragraph-count="5" meta:word-count="25" meta:character-count="136" meta:non-whitespace-character-count="116"/>
  </office:meta>
</office:document-meta>
</file>